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54000003EC30220E07.png" manifest:media-type="image/png"/>
  <manifest:file-entry manifest:full-path="Pictures/1000000000000754000003EC5BDDAFD3.png" manifest:media-type="image/png"/>
  <manifest:file-entry manifest:full-path="Pictures/1000000000000754000003ECD28810D5.png" manifest:media-type="image/png"/>
  <manifest:file-entry manifest:full-path="Pictures/10000001000004D2000008E00D3899E0.png" manifest:media-type="image/png"/>
  <manifest:file-entry manifest:full-path="Pictures/1000000100000500000007284B034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80b38" officeooo:paragraph-rsid="00180b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756in, 12.275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3.940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draw:frame draw:style-name="fr1" draw:name="Image1" text:anchor-type="char" svg:x="0.3508in" svg:y="0.2071in" svg:width="6.161in" svg:height="8.8181in" draw:z-index="1"><draw:image xlink:href="Pictures/1000000100000500000007284B03493F.png" xlink:type="simple" xlink:show="embed" xlink:actuate="onLoad" draw:mime-type="image/png"/></draw:frame><text:soft-page-break/></text:p>
      <text:p text:style-name="Standard"><draw:frame draw:style-name="fr1" draw:name="Image3" text:anchor-type="char" svg:x="1.261in" svg:y="0.1665in" svg:width="4.4181in" svg:height="9.3071in" draw:z-index="2"><draw:image xlink:href="Pictures/10000001000004D2000008E00D3899E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2" text:anchor-type="char" svg:x="0.0402in" svg:y="0.0307in" svg:width="6.9252in" svg:height="3.7055in" draw:z-index="0"><draw:image xlink:href="Pictures/1000000000000754000003EC5BDDAFD3.png" xlink:type="simple" xlink:show="embed" xlink:actuate="onLoad" draw:mime-type="image/png"/></draw:frame></text:p>
      <text:p text:style-name="Standard"><draw:frame draw:style-name="fr2" draw:name="Image5" text:anchor-type="char" svg:x="0.0992in" svg:y="0.2252in" svg:width="2.5752in" svg:height="3.3953in" draw:z-index="4"><draw:image xlink:href="Pictures/1000000000000754000003ECD28810D5.png" xlink:type="simple" xlink:show="embed" xlink:actuate="onLoad" draw:mime-type="image/png"/></draw:frame></text:p>
      <text:p text:style-name="Standard"><draw:frame draw:style-name="fr3" draw:name="Image4" text:anchor-type="char" svg:x="3.1736in" svg:y="0.0335in" svg:width="1.9846in" svg:height="3.5098in" draw:z-index="3"><draw:image xlink:href="Pictures/1000000000000754000003EC30220E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20:49:27.048095400</meta:creation-date>
    <dc:date>2025-11-12T21:19:05.481178481</dc:date>
    <meta:editing-duration>PT2M26S</meta:editing-duration>
    <meta:editing-cycles>1</meta:editing-cycles>
    <meta:document-statistic meta:table-count="0" meta:image-count="5" meta:object-count="0" meta:page-count="4" meta:paragraph-count="0" meta:word-count="0" meta:character-count="0" meta:non-whitespace-character-count="0"/>
    <meta:generator>LibreOffice/25.8.2.2$Linux_X86_64 LibreOffice_project/580$Build-2</meta:generator>
  </office:meta>
</office:document-meta>
</file>